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Times New Roman" svg:font-family="Times New Roman"/>
  </office:font-face-decls>
  <office:automatic-styles>
    <style:style style:name="TBL_0_0" style:master-page-name="master_0" style:family="table">
      <style:table-properties table:align="left" style:width="11.69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1.37in"/>
    </style:style>
    <style:style style:name="TBL_0_0_col_2" style:family="table-column">
      <style:table-column-properties style:column-width="1.37in"/>
    </style:style>
    <style:style style:name="TBL_0_0_col_3" style:family="table-column">
      <style:table-column-properties style:column-width="1.37in"/>
    </style:style>
    <style:style style:name="TBL_0_0_col_4" style:family="table-column">
      <style:table-column-properties style:column-width="1.37in"/>
    </style:style>
    <style:style style:name="TBL_0_0_col_5" style:family="table-column">
      <style:table-column-properties style:column-width="1.37in"/>
    </style:style>
    <style:style style:name="TBL_0_0_col_6" style:family="table-column">
      <style:table-column-properties style:column-width="0.83in"/>
    </style:style>
    <style:style style:name="TBL_0_0_col_7" style:family="table-column">
      <style:table-column-properties style:column-width="0.54in"/>
    </style:style>
    <style:style style:name="TBL_0_0_col_8" style:family="table-column">
      <style:table-column-properties style:column-width="0.04in"/>
    </style:style>
    <style:style style:name="TBL_0_0_col_9" style:family="table-column">
      <style:table-column-properties style:column-width="1.33in"/>
    </style:style>
    <style:style style:name="TBL_0_0_col_10" style:family="table-column">
      <style:table-column-properties style:column-width="0.05in"/>
    </style:style>
    <style:style style:name="TBL_0_0_col_11" style:family="table-column">
      <style:table-column-properties style:column-width="0.01in"/>
    </style:style>
    <style:style style:name="TBL_0_0_col_12" style:family="table-column">
      <style:table-column-properties style:column-width="1.3in"/>
    </style:style>
    <style:style style:name="TBL_0_0_col_13" style:family="table-column">
      <style:table-column-properties style:column-width="0.06in"/>
    </style:style>
    <style:style style:name="TBL_0_0_col_14" style:family="table-column">
      <style:table-column-properties style:column-width="0.06in"/>
    </style:style>
    <style:style style:name="TBL_0_0_col_15" style:family="table-column">
      <style:table-column-properties style:column-width="0.27in"/>
    </style:style>
    <style:style style:name="TBL_0_0_row_0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91in"/>
    </style:style>
    <style:style style:name="C1" style:family="table-cell">
      <style:table-cell-properties fo:wrap-option="wrap" style:shrink-to-fit="false" fo:background-color="#000000" fo:padding-top="0.0in" fo:padding-left="0.0in" fo:padding-bottom="0.0in" fo:padding-right="0.0in" style:vertical-align="top"/>
      <style:paragraph-properties fo:text-align="start"/>
    </style:style>
    <style:style style:name="TBL_0_0_0" style:family="table">
      <style:table-properties table:align="left" style:width="11.13in"/>
    </style:style>
    <style:style style:name="TBL_0_0_0_col_0" style:family="table-column">
      <style:table-column-properties style:column-width="5.13in"/>
    </style:style>
    <style:style style:name="TBL_0_0_0_col_1" style:family="table-column">
      <style:table-column-properties style:column-width="4.38in"/>
    </style:style>
    <style:style style:name="TBL_0_0_0_col_2" style:family="table-column">
      <style:table-column-properties style:column-width="1.61in"/>
    </style:style>
    <style:style style:name="TBL_0_0_0_row_0" style:family="table-row">
      <style:table-row-properties style:use-optimal-row-height="false" style:row-height="0.51in"/>
    </style:style>
    <style:style style:name="C2" style:family="table-cell">
      <style:table-cell-properties fo:wrap-option="wrap" style:shrink-to-fit="false" fo:padding-top="0.05555555555555555in" fo:padding-left="0.05555555555555555in" fo:padding-bottom="0.05555555555555555in" fo:padding-right="0.05555555555555555in" style:vertical-align="bottom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bottom">
</style:paragraph-properties>
      <style:text-properties style:text-rotation-angle="0">
</style:text-properties>
    </style:style>
    <style:style style:name="T0" style:family="text">
      <style:text-properties fo:color="#FFFFFF" style:font-name="Times New Roman" fo:font-size="50.0pt" style:font-size-asian="50.0pt" style:font-size-complex="50.0pt">
</style:text-properties>
    </style:style>
    <style:style style:name="TBL_0_0_0_row_1" style:family="table-row">
      <style:table-row-properties style:use-optimal-row-height="false" style:row-height="0.4in"/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1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" style:family="text">
      <style:text-properties fo:color="#CCCCCC" style:font-name="Times New Roman" fo:font-size="22.0pt" style:font-size-asian="22.0pt" style:font-size-complex="22.0pt">
</style:text-properties>
    </style:style>
    <style:style style:name="TBL_0_0_row_2" style:family="table-row">
      <style:table-row-properties style:use-optimal-row-height="false" style:row-height="0.05in"/>
    </style:style>
    <style:style style:name="TBL_0_0_row_3" style:family="table-row">
      <style:table-row-properties style:use-optimal-row-height="false" style:row-height="0.44in"/>
    </style:style>
    <style:style style:name="C4" style:family="table-cell">
      <style:table-cell-properties fo:wrap-option="wrap" style:shrink-to-fit="false" fo:background-color="#009933" fo:padding-top="0.0in" fo:padding-left="0.0in" fo:padding-bottom="0.0in" fo:padding-right="0.0in" style:vertical-align="top"/>
      <style:paragraph-properties fo:text-align="start"/>
    </style:style>
    <style:style style:name="TBL_0_0_1" style:family="table">
      <style:table-properties table:align="left" style:width="11.13in"/>
    </style:style>
    <style:style style:name="TBL_0_0_1_col_0" style:family="table-column">
      <style:table-column-properties style:column-width="7.68in"/>
    </style:style>
    <style:style style:name="TBL_0_0_1_col_1" style:family="table-column">
      <style:table-column-properties style:column-width="2.0in"/>
    </style:style>
    <style:style style:name="TBL_0_0_1_col_2" style:family="table-column">
      <style:table-column-properties style:column-width="1.45in"/>
    </style:style>
    <style:style style:name="TBL_0_0_1_row_0" style:family="table-row">
      <style:table-row-properties style:use-optimal-row-height="false" style:row-height="0.16in"/>
    </style:style>
    <style:style style:name="TBL_0_0_1_row_1" style:family="table-row">
      <style:table-row-properties style:use-optimal-row-height="false" style:row-height="0.27in"/>
    </style:style>
    <style:style style:name="C5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T2" style:family="text">
      <style:text-properties fo:color="#FFFFFF" style:font-name="SansSerif" fo:font-size="12.0pt" style:font-size-asian="12.0pt" style:font-size-complex="12.0pt">
</style:text-properties>
    </style:style>
    <style:style style:name="TBL_0_0_row_4" style:family="table-row">
      <style:table-row-properties style:use-optimal-row-height="false" style:row-height="0.25in"/>
    </style:style>
    <style:style style:name="C6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3" style:family="text">
      <style:text-properties style:font-name="Times New Roman" fo:font-size="14.0pt" style:font-size-asian="14.0pt" style:font-size-complex="14.0pt">
</style:text-properties>
    </style:style>
    <style:style style:name="TBL_0_0_row_5" style:family="table-row">
      <style:table-row-properties style:use-optimal-row-height="false" style:row-height="0.25in"/>
    </style:style>
    <style:style style:name="C7" style:family="table-cell">
      <style:table-cell-properties fo:wrap-option="wrap" style:shrink-to-fit="false" fo:background-color="#FFFFFF" fo:padding-top="0.0in" fo:padding-left="0.0in" fo:padding-bottom="0.0in" fo:padding-right="0.0in" style:vertical-align="top"/>
      <style:paragraph-properties fo:text-align="start"/>
    </style:style>
    <style:style style:name="TBL_0_0_10" style:family="table">
      <style:table-properties table:align="left" style:width="11.06in"/>
    </style:style>
    <style:style style:name="TBL_0_0_10_col_0" style:family="table-column">
      <style:table-column-properties style:column-width="1.37in"/>
    </style:style>
    <style:style style:name="TBL_0_0_10_col_1" style:family="table-column">
      <style:table-column-properties style:column-width="1.37in"/>
    </style:style>
    <style:style style:name="TBL_0_0_10_col_2" style:family="table-column">
      <style:table-column-properties style:column-width="1.37in"/>
    </style:style>
    <style:style style:name="TBL_0_0_10_col_3" style:family="table-column">
      <style:table-column-properties style:column-width="1.37in"/>
    </style:style>
    <style:style style:name="TBL_0_0_10_col_4" style:family="table-column">
      <style:table-column-properties style:column-width="1.37in"/>
    </style:style>
    <style:style style:name="TBL_0_0_10_col_5" style:family="table-column">
      <style:table-column-properties style:column-width="1.37in"/>
    </style:style>
    <style:style style:name="TBL_0_0_10_col_6" style:family="table-column">
      <style:table-column-properties style:column-width="1.37in"/>
    </style:style>
    <style:style style:name="TBL_0_0_10_col_7" style:family="table-column">
      <style:table-column-properties style:column-width="1.37in"/>
    </style:style>
    <style:style style:name="TBL_0_0_10_col_8" style:family="table-column">
      <style:table-column-properties style:column-width="0.06in"/>
    </style:style>
    <style:style style:name="TBL_0_0_10_row_0" style:family="table-row">
      <style:table-row-properties style:use-optimal-row-height="false" style:row-height="0.25in"/>
    </style:style>
    <style:style style:name="C8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BL_0_0_row_6" style:family="table-row">
      <style:table-row-properties style:use-optimal-row-height="false" style:row-height="0.25in"/>
    </style:style>
    <style:style style:name="C9" style:family="table-cell">
      <style:table-cell-properties fo:wrap-option="wrap" style:shrink-to-fit="false" fo:background-color="#F0EFEF" fo:padding-top="0.0in" fo:padding-left="0.0in" fo:padding-bottom="0.0in" fo:padding-right="0.0in" style:vertical-align="top"/>
      <style:paragraph-properties fo:text-align="start"/>
    </style:style>
    <style:style style:name="TBL_0_0_11" style:family="table">
      <style:table-properties table:align="left" style:width="11.06in"/>
    </style:style>
    <style:style style:name="TBL_0_0_11_col_0" style:family="table-column">
      <style:table-column-properties style:column-width="1.37in"/>
    </style:style>
    <style:style style:name="TBL_0_0_11_col_1" style:family="table-column">
      <style:table-column-properties style:column-width="1.37in"/>
    </style:style>
    <style:style style:name="TBL_0_0_11_col_2" style:family="table-column">
      <style:table-column-properties style:column-width="1.37in"/>
    </style:style>
    <style:style style:name="TBL_0_0_11_col_3" style:family="table-column">
      <style:table-column-properties style:column-width="1.37in"/>
    </style:style>
    <style:style style:name="TBL_0_0_11_col_4" style:family="table-column">
      <style:table-column-properties style:column-width="1.37in"/>
    </style:style>
    <style:style style:name="TBL_0_0_11_col_5" style:family="table-column">
      <style:table-column-properties style:column-width="1.37in"/>
    </style:style>
    <style:style style:name="TBL_0_0_11_col_6" style:family="table-column">
      <style:table-column-properties style:column-width="1.37in"/>
    </style:style>
    <style:style style:name="TBL_0_0_11_col_7" style:family="table-column">
      <style:table-column-properties style:column-width="1.37in"/>
    </style:style>
    <style:style style:name="TBL_0_0_11_col_8" style:family="table-column">
      <style:table-column-properties style:column-width="0.06in"/>
    </style:style>
    <style:style style:name="TBL_0_0_11_row_0" style:family="table-row">
      <style:table-row-properties style:use-optimal-row-height="false" style:row-height="0.25in"/>
    </style:style>
    <style:style style:name="TBL_0_0_row_7" style:family="table-row">
      <style:table-row-properties style:use-optimal-row-height="false" style:row-height="0.44in"/>
    </style:style>
    <style:style style:name="TBL_0_0_12" style:family="table">
      <style:table-properties table:align="left" style:width="11.06in"/>
    </style:style>
    <style:style style:name="TBL_0_0_12_col_0" style:family="table-column">
      <style:table-column-properties style:column-width="1.37in"/>
    </style:style>
    <style:style style:name="TBL_0_0_12_col_1" style:family="table-column">
      <style:table-column-properties style:column-width="1.37in"/>
    </style:style>
    <style:style style:name="TBL_0_0_12_col_2" style:family="table-column">
      <style:table-column-properties style:column-width="1.37in"/>
    </style:style>
    <style:style style:name="TBL_0_0_12_col_3" style:family="table-column">
      <style:table-column-properties style:column-width="1.37in"/>
    </style:style>
    <style:style style:name="TBL_0_0_12_col_4" style:family="table-column">
      <style:table-column-properties style:column-width="1.37in"/>
    </style:style>
    <style:style style:name="TBL_0_0_12_col_5" style:family="table-column">
      <style:table-column-properties style:column-width="1.37in"/>
    </style:style>
    <style:style style:name="TBL_0_0_12_col_6" style:family="table-column">
      <style:table-column-properties style:column-width="1.37in"/>
    </style:style>
    <style:style style:name="TBL_0_0_12_col_7" style:family="table-column">
      <style:table-column-properties style:column-width="1.37in"/>
    </style:style>
    <style:style style:name="TBL_0_0_12_col_8" style:family="table-column">
      <style:table-column-properties style:column-width="0.06in"/>
    </style:style>
    <style:style style:name="TBL_0_0_12_row_0" style:family="table-row">
      <style:table-row-properties style:use-optimal-row-height="false" style:row-height="0.25in"/>
    </style:style>
    <style:style style:name="TBL_0_0_12_row_1" style:family="table-row">
      <style:table-row-properties style:use-optimal-row-height="false" style:row-height="0.19in"/>
    </style:style>
    <style:style style:name="TBL_0_0_row_8" style:family="table-row">
      <style:table-row-properties style:use-optimal-row-height="false" style:row-height="0.25in"/>
    </style:style>
    <style:style style:name="TBL_0_0_13" style:family="table">
      <style:table-properties table:align="left" style:width="11.06in"/>
    </style:style>
    <style:style style:name="TBL_0_0_13_col_0" style:family="table-column">
      <style:table-column-properties style:column-width="1.37in"/>
    </style:style>
    <style:style style:name="TBL_0_0_13_col_1" style:family="table-column">
      <style:table-column-properties style:column-width="1.37in"/>
    </style:style>
    <style:style style:name="TBL_0_0_13_col_2" style:family="table-column">
      <style:table-column-properties style:column-width="1.37in"/>
    </style:style>
    <style:style style:name="TBL_0_0_13_col_3" style:family="table-column">
      <style:table-column-properties style:column-width="1.37in"/>
    </style:style>
    <style:style style:name="TBL_0_0_13_col_4" style:family="table-column">
      <style:table-column-properties style:column-width="1.37in"/>
    </style:style>
    <style:style style:name="TBL_0_0_13_col_5" style:family="table-column">
      <style:table-column-properties style:column-width="1.37in"/>
    </style:style>
    <style:style style:name="TBL_0_0_13_col_6" style:family="table-column">
      <style:table-column-properties style:column-width="1.37in"/>
    </style:style>
    <style:style style:name="TBL_0_0_13_col_7" style:family="table-column">
      <style:table-column-properties style:column-width="1.37in"/>
    </style:style>
    <style:style style:name="TBL_0_0_13_col_8" style:family="table-column">
      <style:table-column-properties style:column-width="0.06in"/>
    </style:style>
    <style:style style:name="TBL_0_0_13_row_0" style:family="table-row">
      <style:table-row-properties style:use-optimal-row-height="false" style:row-height="0.25in"/>
    </style:style>
    <style:style style:name="TBL_0_0_row_9" style:family="table-row">
      <style:table-row-properties style:use-optimal-row-height="false" style:row-height="0.25in"/>
    </style:style>
    <style:style style:name="TBL_0_0_14" style:family="table">
      <style:table-properties table:align="left" style:width="11.06in"/>
    </style:style>
    <style:style style:name="TBL_0_0_14_col_0" style:family="table-column">
      <style:table-column-properties style:column-width="1.37in"/>
    </style:style>
    <style:style style:name="TBL_0_0_14_col_1" style:family="table-column">
      <style:table-column-properties style:column-width="1.37in"/>
    </style:style>
    <style:style style:name="TBL_0_0_14_col_2" style:family="table-column">
      <style:table-column-properties style:column-width="1.37in"/>
    </style:style>
    <style:style style:name="TBL_0_0_14_col_3" style:family="table-column">
      <style:table-column-properties style:column-width="1.37in"/>
    </style:style>
    <style:style style:name="TBL_0_0_14_col_4" style:family="table-column">
      <style:table-column-properties style:column-width="1.37in"/>
    </style:style>
    <style:style style:name="TBL_0_0_14_col_5" style:family="table-column">
      <style:table-column-properties style:column-width="1.37in"/>
    </style:style>
    <style:style style:name="TBL_0_0_14_col_6" style:family="table-column">
      <style:table-column-properties style:column-width="1.37in"/>
    </style:style>
    <style:style style:name="TBL_0_0_14_col_7" style:family="table-column">
      <style:table-column-properties style:column-width="1.37in"/>
    </style:style>
    <style:style style:name="TBL_0_0_14_col_8" style:family="table-column">
      <style:table-column-properties style:column-width="0.06in"/>
    </style:style>
    <style:style style:name="TBL_0_0_14_row_0" style:family="table-row">
      <style:table-row-properties style:use-optimal-row-height="false" style:row-height="0.25in"/>
    </style:style>
    <style:style style:name="TBL_0_0_row_10" style:family="table-row">
      <style:table-row-properties style:use-optimal-row-height="false" style:row-height="2.91in"/>
    </style:style>
    <style:style style:name="TBL_0_0_row_11" style:family="table-row">
      <style:table-row-properties style:use-optimal-row-height="false" style:row-height="0.01in"/>
    </style:style>
    <style:style style:name="G0" style:family="graphic" style:parent-style-name="Graphics">
      <style:graphic-properties draw:fill-color="#FFFFFF" style:horizontal-pos="left" style:horizontal-rel="paragraph" style:vertical-pos="top" style:vertical-rel="paragraph" svg:stroke-color="#999999" draw:stroke="solid" draw:stroke-dash="Dashed" svg:stroke-width="0.006944444444444444in"/>
    </style:style>
    <style:style style:name="TBL_0_0_row_12" style:family="table-row">
      <style:table-row-properties style:use-optimal-row-height="false" style:row-height="1.26in"/>
    </style:style>
    <style:style style:name="TBL_0_0_row_13" style:family="table-row">
      <style:table-row-properties style:use-optimal-row-height="false" style:row-height="0.06in"/>
    </style:style>
    <style:style style:name="C10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4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4" style:family="text">
      <style:text-properties style:font-name="SansSerif" fo:font-size="14.0pt" style:font-size-asian="14.0pt" style:font-size-complex="14.0pt" fo:font-weight="bold">
</style:text-properties>
    </style:style>
    <style:style style:name="TBL_0_0_row_14" style:family="table-row">
      <style:table-row-properties style:use-optimal-row-height="false" style:row-height="0.25in"/>
    </style:style>
    <style:style style:name="T5" style:family="text">
      <style:text-properties style:font-name="Times New Roman" fo:font-size="14.0pt" style:font-size-asian="14.0pt" style:font-size-complex="14.0pt" fo:font-weight="bold">
</style:text-properties>
    </style:style>
    <style:style style:name="TBL_0_0_row_15" style:family="table-row">
      <style:table-row-properties style:use-optimal-row-height="false" style:row-height="0.02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1" table:number-columns-spanned="14">
            <table:table is-subtable="true" table:name="TBL_0_0_0" table:style-name="TBL_0_0_0">
              <table:table-column table:style-name="TBL_0_0_0_col_0">
</table:table-column>
              <table:table-column table:style-name="TBL_0_0_0_col_1">
</table:table-column>
              <table:table-column table:style-name="TBL_0_0_0_col_2">
</table:table-column>
              <table:table-row table:style-name="TBL_0_0_0_row_0">
                <table:table-cell table:style-name="C2" table:number-rows-spanned="2">
                  <text:p text:style-name="P0"><text:bookmark text:name="JR_PAGE_ANCHOR_0_1"/>
<text:span text:style-name="T0">Iuran Warga RT</text:span></text:p>
                </table:table-cell>
                <table:table-cell table:style-name="C0"/>
                <table:table-cell table:style-name="C0"/>
              </table:table-row>
              <table:table-row table:style-name="TBL_0_0_0_row_1">
                <table:covered-table-cell/>
                <table:table-cell table:style-name="C3">
                  <text:p text:style-name="P1"><text:span text:style-name="T1">Sirnagalih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4" table:number-columns-spanned="14">
            <table:table is-subtable="true" table:name="TBL_0_0_1" table:style-name="TBL_0_0_1">
              <table:table-column table:style-name="TBL_0_0_1_col_0">
</table:table-column>
              <table:table-column table:style-name="TBL_0_0_1_col_1">
</table:table-column>
              <table:table-column table:style-name="TBL_0_0_1_col_2">
</table:table-column>
              <table:table-row table:style-name="TBL_0_0_1_row_0">
                <table:table-cell table:style-name="C0"/>
                <table:table-cell table:style-name="C0"/>
                <table:table-cell table:style-name="C0"/>
              </table:table-row>
              <table:table-row table:style-name="TBL_0_0_1_row_1">
                <table:table-cell table:style-name="C0"/>
                <table:table-cell table:style-name="C5">
                  <text:p text:style-name="P1"><text:span text:style-name="T2">Tuesday 06 July 2021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4">
          <table:table-cell table:style-name="C0"/>
          <table:table-cell table:style-name="C6">
            <text:p text:style-name="P2"><text:span text:style-name="T3">Kode Bayar</text:span></text:p>
          </table:table-cell>
          <table:table-cell table:style-name="C6">
            <text:p text:style-name="P2"><text:span text:style-name="T3">Nama</text:span></text:p>
          </table:table-cell>
          <table:table-cell table:style-name="C6">
            <text:p text:style-name="P2"><text:span text:style-name="T3">Tanggal Bayar</text:span></text:p>
          </table:table-cell>
          <table:table-cell table:style-name="C6">
            <text:p text:style-name="P2"><text:span text:style-name="T3">Iuran Bulanan</text:span></text:p>
          </table:table-cell>
          <table:table-cell table:style-name="C6">
            <text:p text:style-name="P2"><text:span text:style-name="T3">Bulan Bayar</text:span></text:p>
          </table:table-cell>
          <table:table-cell table:style-name="C6" table:number-columns-spanned="2">
            <text:p text:style-name="P2"><text:span text:style-name="T3">Iuran Kebersihan</text:span></text:p>
          </table:table-cell>
          <table:covered-table-cell/>
          <table:table-cell table:style-name="C6" table:number-columns-spanned="2">
            <text:p text:style-name="P2"><text:span text:style-name="T3">Acara</text:span></text:p>
          </table:table-cell>
          <table:covered-table-cell/>
          <table:table-cell table:style-name="C6" table:number-columns-spanned="3">
            <text:p text:style-name="P2"><text:span text:style-name="T3">Total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7" table:number-columns-spanned="13">
            <table:table is-subtable="true" table:name="TBL_0_0_10" table:style-name="TBL_0_0_10">
              <table:table-column table:style-name="TBL_0_0_10_col_0">
</table:table-column>
              <table:table-column table:style-name="TBL_0_0_10_col_1">
</table:table-column>
              <table:table-column table:style-name="TBL_0_0_10_col_2">
</table:table-column>
              <table:table-column table:style-name="TBL_0_0_10_col_3">
</table:table-column>
              <table:table-column table:style-name="TBL_0_0_10_col_4">
</table:table-column>
              <table:table-column table:style-name="TBL_0_0_10_col_5">
</table:table-column>
              <table:table-column table:style-name="TBL_0_0_10_col_6">
</table:table-column>
              <table:table-column table:style-name="TBL_0_0_10_col_7">
</table:table-column>
              <table:table-column table:style-name="TBL_0_0_10_col_8">
</table:table-column>
              <table:table-row table:style-name="TBL_0_0_10_row_0">
                <table:table-cell table:style-name="C8">
                  <text:p text:style-name="P3"><text:span text:style-name="T3">1231234</text:span></text:p>
                </table:table-cell>
                <table:table-cell table:style-name="C8">
                  <text:p text:style-name="P3"><text:span text:style-name="T3">Budi</text:span></text:p>
                </table:table-cell>
                <table:table-cell table:style-name="C8">
                  <text:p text:style-name="P3"><text:span text:style-name="T3">2020-08-13</text:span></text:p>
                </table:table-cell>
                <table:table-cell table:style-name="C8">
                  <text:p text:style-name="P3"><text:span text:style-name="T3">200000</text:span></text:p>
                </table:table-cell>
                <table:table-cell table:style-name="C8">
                  <text:p text:style-name="P3"><text:span text:style-name="T3">2</text:span></text:p>
                </table:table-cell>
                <table:table-cell table:style-name="C8">
                  <text:p text:style-name="P3"><text:span text:style-name="T3">50000</text:span></text:p>
                </table:table-cell>
                <table:table-cell table:style-name="C8">
                  <text:p text:style-name="P3"><text:span text:style-name="T3">50000</text:span></text:p>
                </table:table-cell>
                <table:table-cell table:style-name="C8">
                  <text:p text:style-name="P3"><text:span text:style-name="T3">300000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6">
          <table:table-cell table:style-name="C0"/>
          <table:table-cell table:style-name="C9" table:number-columns-spanned="13">
            <table:table is-subtable="true" table:name="TBL_0_0_11" table:style-name="TBL_0_0_11">
              <table:table-column table:style-name="TBL_0_0_11_col_0">
</table:table-column>
              <table:table-column table:style-name="TBL_0_0_11_col_1">
</table:table-column>
              <table:table-column table:style-name="TBL_0_0_11_col_2">
</table:table-column>
              <table:table-column table:style-name="TBL_0_0_11_col_3">
</table:table-column>
              <table:table-column table:style-name="TBL_0_0_11_col_4">
</table:table-column>
              <table:table-column table:style-name="TBL_0_0_11_col_5">
</table:table-column>
              <table:table-column table:style-name="TBL_0_0_11_col_6">
</table:table-column>
              <table:table-column table:style-name="TBL_0_0_11_col_7">
</table:table-column>
              <table:table-column table:style-name="TBL_0_0_11_col_8">
</table:table-column>
              <table:table-row table:style-name="TBL_0_0_11_row_0">
                <table:table-cell table:style-name="C8">
                  <text:p text:style-name="P3"><text:span text:style-name="T3">1234567890</text:span></text:p>
                </table:table-cell>
                <table:table-cell table:style-name="C8">
                  <text:p text:style-name="P3"><text:span text:style-name="T3">Fajar Eri</text:span></text:p>
                </table:table-cell>
                <table:table-cell table:style-name="C8">
                  <text:p text:style-name="P3"><text:span text:style-name="T3">2020-08-13</text:span></text:p>
                </table:table-cell>
                <table:table-cell table:style-name="C8">
                  <text:p text:style-name="P3"><text:span text:style-name="T3">1400000</text:span></text:p>
                </table:table-cell>
                <table:table-cell table:style-name="C8">
                  <text:p text:style-name="P3"><text:span text:style-name="T3">14</text:span></text:p>
                </table:table-cell>
                <table:table-cell table:style-name="C8">
                  <text:p text:style-name="P3"><text:span text:style-name="T3">50000</text:span></text:p>
                </table:table-cell>
                <table:table-cell table:style-name="C8">
                  <text:p text:style-name="P3"><text:span text:style-name="T3">50000</text:span></text:p>
                </table:table-cell>
                <table:table-cell table:style-name="C8">
                  <text:p text:style-name="P3"><text:span text:style-name="T3">1500000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7">
          <table:table-cell table:style-name="C0"/>
          <table:table-cell table:style-name="C7" table:number-columns-spanned="13">
            <table:table is-subtable="true" table:name="TBL_0_0_12" table:style-name="TBL_0_0_12">
              <table:table-column table:style-name="TBL_0_0_12_col_0">
</table:table-column>
              <table:table-column table:style-name="TBL_0_0_12_col_1">
</table:table-column>
              <table:table-column table:style-name="TBL_0_0_12_col_2">
</table:table-column>
              <table:table-column table:style-name="TBL_0_0_12_col_3">
</table:table-column>
              <table:table-column table:style-name="TBL_0_0_12_col_4">
</table:table-column>
              <table:table-column table:style-name="TBL_0_0_12_col_5">
</table:table-column>
              <table:table-column table:style-name="TBL_0_0_12_col_6">
</table:table-column>
              <table:table-column table:style-name="TBL_0_0_12_col_7">
</table:table-column>
              <table:table-column table:style-name="TBL_0_0_12_col_8">
</table:table-column>
              <table:table-row table:style-name="TBL_0_0_12_row_0">
                <table:table-cell table:style-name="C8" table:number-rows-spanned="2">
                  <text:p text:style-name="P3"><text:span text:style-name="T3">3275081007090005</text:span></text:p>
                </table:table-cell>
                <table:table-cell table:style-name="C8">
                  <text:p text:style-name="P3"><text:span text:style-name="T3">Suratno</text:span></text:p>
                </table:table-cell>
                <table:table-cell table:style-name="C8">
                  <text:p text:style-name="P3"><text:span text:style-name="T3">2020-08-14</text:span></text:p>
                </table:table-cell>
                <table:table-cell table:style-name="C8">
                  <text:p text:style-name="P3"><text:span text:style-name="T3">200000</text:span></text:p>
                </table:table-cell>
                <table:table-cell table:style-name="C8">
                  <text:p text:style-name="P3"><text:span text:style-name="T3">2</text:span></text:p>
                </table:table-cell>
                <table:table-cell table:style-name="C8">
                  <text:p text:style-name="P3"><text:span text:style-name="T3">50000</text:span></text:p>
                </table:table-cell>
                <table:table-cell table:style-name="C8">
                  <text:p text:style-name="P3"><text:span text:style-name="T3">50000</text:span></text:p>
                </table:table-cell>
                <table:table-cell table:style-name="C8">
                  <text:p text:style-name="P3"><text:span text:style-name="T3">300000</text:span></text:p>
                </table:table-cell>
                <table:table-cell table:style-name="C0"/>
              </table:table-row>
              <table:table-row table:style-name="TBL_0_0_12_row_1">
                <table:covered-table-cell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9" table:number-columns-spanned="13">
            <table:table is-subtable="true" table:name="TBL_0_0_13" table:style-name="TBL_0_0_13">
              <table:table-column table:style-name="TBL_0_0_13_col_0">
</table:table-column>
              <table:table-column table:style-name="TBL_0_0_13_col_1">
</table:table-column>
              <table:table-column table:style-name="TBL_0_0_13_col_2">
</table:table-column>
              <table:table-column table:style-name="TBL_0_0_13_col_3">
</table:table-column>
              <table:table-column table:style-name="TBL_0_0_13_col_4">
</table:table-column>
              <table:table-column table:style-name="TBL_0_0_13_col_5">
</table:table-column>
              <table:table-column table:style-name="TBL_0_0_13_col_6">
</table:table-column>
              <table:table-column table:style-name="TBL_0_0_13_col_7">
</table:table-column>
              <table:table-column table:style-name="TBL_0_0_13_col_8">
</table:table-column>
              <table:table-row table:style-name="TBL_0_0_13_row_0">
                <table:table-cell table:style-name="C8">
                  <text:p text:style-name="P3"><text:span text:style-name="T3">64758329</text:span></text:p>
                </table:table-cell>
                <table:table-cell table:style-name="C8">
                  <text:p text:style-name="P3"><text:span text:style-name="T3">Djoko</text:span></text:p>
                </table:table-cell>
                <table:table-cell table:style-name="C8">
                  <text:p text:style-name="P3"><text:span text:style-name="T3">2020-08-13</text:span></text:p>
                </table:table-cell>
                <table:table-cell table:style-name="C8">
                  <text:p text:style-name="P3"><text:span text:style-name="T3">300000</text:span></text:p>
                </table:table-cell>
                <table:table-cell table:style-name="C8">
                  <text:p text:style-name="P3"><text:span text:style-name="T3">3</text:span></text:p>
                </table:table-cell>
                <table:table-cell table:style-name="C8">
                  <text:p text:style-name="P3"><text:span text:style-name="T3">70000</text:span></text:p>
                </table:table-cell>
                <table:table-cell table:style-name="C8">
                  <text:p text:style-name="P3"><text:span text:style-name="T3">50000</text:span></text:p>
                </table:table-cell>
                <table:table-cell table:style-name="C8">
                  <text:p text:style-name="P3"><text:span text:style-name="T3">420000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9">
          <table:table-cell table:style-name="C0"/>
          <table:table-cell table:style-name="C7" table:number-columns-spanned="13">
            <table:table is-subtable="true" table:name="TBL_0_0_14" table:style-name="TBL_0_0_14">
              <table:table-column table:style-name="TBL_0_0_14_col_0">
</table:table-column>
              <table:table-column table:style-name="TBL_0_0_14_col_1">
</table:table-column>
              <table:table-column table:style-name="TBL_0_0_14_col_2">
</table:table-column>
              <table:table-column table:style-name="TBL_0_0_14_col_3">
</table:table-column>
              <table:table-column table:style-name="TBL_0_0_14_col_4">
</table:table-column>
              <table:table-column table:style-name="TBL_0_0_14_col_5">
</table:table-column>
              <table:table-column table:style-name="TBL_0_0_14_col_6">
</table:table-column>
              <table:table-column table:style-name="TBL_0_0_14_col_7">
</table:table-column>
              <table:table-column table:style-name="TBL_0_0_14_col_8">
</table:table-column>
              <table:table-row table:style-name="TBL_0_0_14_row_0">
                <table:table-cell table:style-name="C8">
                  <text:p text:style-name="P3"><text:span text:style-name="T3">999854738210</text:span></text:p>
                </table:table-cell>
                <table:table-cell table:style-name="C8">
                  <text:p text:style-name="P3"><text:span text:style-name="T3">Irianto</text:span></text:p>
                </table:table-cell>
                <table:table-cell table:style-name="C8">
                  <text:p text:style-name="P3"><text:span text:style-name="T3">2020-08-18</text:span></text:p>
                </table:table-cell>
                <table:table-cell table:style-name="C8">
                  <text:p text:style-name="P3"><text:span text:style-name="T3">200000</text:span></text:p>
                </table:table-cell>
                <table:table-cell table:style-name="C8">
                  <text:p text:style-name="P3"><text:span text:style-name="T3">2</text:span></text:p>
                </table:table-cell>
                <table:table-cell table:style-name="C8">
                  <text:p text:style-name="P3"><text:span text:style-name="T3">50000</text:span></text:p>
                </table:table-cell>
                <table:table-cell table:style-name="C8">
                  <text:p text:style-name="P3"><text:span text:style-name="T3">50000</text:span></text:p>
                </table:table-cell>
                <table:table-cell table:style-name="C8">
                  <text:p text:style-name="P3"><text:span text:style-name="T3">300000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1">
          <table:table-cell table:style-name="C0"/>
          <table:table-cell table:number-columns-spanned="6">
            <text:p><draw:line text:anchor-type="paragraph" draw:style-name="G0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0" table:number-columns-spanned="2" table:number-rows-spanned="3">
            <text:p text:style-name="P4"><text:span text:style-name="T4">SUBTOTAL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8" table:number-columns-spanned="2">
            <text:p text:style-name="P3"><text:span text:style-name="T5">2,820,000</text:span></text:p>
          </table:table-cell>
          <table:covered-table-cell/>
          <table:table-cell table:style-name="C0"/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11.69in" fo:page-height="8.26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